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3.7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1.526cm" fo:break-before="auto" style:use-optimal-row-height="false"/>
    </style:style>
    <style:style style:name="ro9" style:family="table-row">
      <style:table-row-properties style:row-height="1.947cm" fo:break-before="auto" style:use-optimal-row-height="false"/>
    </style:style>
    <style:style style:name="ro10" style:family="table-row">
      <style:table-row-properties style:row-height="1.605cm" fo:break-before="auto" style:use-optimal-row-height="false"/>
    </style:style>
    <style:style style:name="ro11" style:family="table-row">
      <style:table-row-properties style:row-height="1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House </text:p>
          </table:table-cell>
          <table:table-cell table:style-name="ce1" office:value-type="string" calcext:value-type="string">
            <text:p>Related <text:a xlink:href="https://en.wikipedia.org/wiki/Astrological_sign" xlink:type="simple">Sign</text:a> </text:p>
          </table:table-cell>
          <table:table-cell table:style-name="ce1" office:value-type="string" calcext:value-type="string">
            <text:p>Latin motto </text:p>
          </table:table-cell>
          <table:table-cell table:style-name="ce1" office:value-type="string" calcext:value-type="string">
            <text:p>Translation </text:p>
          </table:table-cell>
          <table:table-cell table:style-name="ce1" office:value-type="string" calcext:value-type="string">
            <text:p>Modern title </text:p>
          </table:table-cell>
          <table:table-cell table:style-name="ce1" office:value-type="string" calcext:value-type="string">
            <text:p>Interpretation </text:p>
          </table:table-cell>
        </table:table-row>
        <table:table-row table:style-name="ro2">
          <table:table-cell office:value-type="string" calcext:value-type="string">
            <text:p>1st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House of Self</text:p>
          </table:table-cell>
          <table:table-cell office:value-type="string" calcext:value-type="string">
            <text:p>Physical appearance, traits and characteristics. First impressions. General outlook into the world. Ego. Beginnings and initiatives.<text:a xlink:href="https://en.wikipedia.org/wiki/House_(astrology)#cite_note-9" xlink:type="simple">[9]</text:a> </text:p>
          </table:table-cell>
        </table:table-row>
        <table:table-row table:style-name="ro3">
          <table:table-cell office:value-type="string" calcext:value-type="string">
            <text:p>2nd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Lucrum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House of Value</text:p>
          </table:table-cell>
          <table:table-cell office:value-type="string" calcext:value-type="string">
            <text:p>Material and immaterial things of certain value. Money. Belongings, property, acquisitions. Cultivation and growth. Substance. Self-worth.<text:a xlink:href="https://en.wikipedia.org/wiki/House_(astrology)#cite_note-10" xlink:type="simple">[10]</text:a> </text:p>
          </table:table-cell>
        </table:table-row>
        <table:table-row table:style-name="ro4">
          <table:table-cell office:value-type="string" calcext:value-type="string">
            <text:p>3rd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Fratres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House of Communications</text:p>
          </table:table-cell>
          <table:table-cell office:value-type="string" calcext:value-type="string">
            <text:p>Early education and childhood environment. Communication. Happiness. Intelligence. Achievements. Siblings. Neighborhood matters. Short, local travel, and transportation.<text:a xlink:href="https://en.wikipedia.org/wiki/House_(astrology)#cite_note-11" xlink:type="simple">[11]</text:a> </text:p>
          </table:table-cell>
        </table:table-row>
        <table:table-row table:style-name="ro5">
          <table:table-cell office:value-type="string" calcext:value-type="string">
            <text:p>4th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Genitor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House of Home and Family</text:p>
          </table:table-cell>
          <table:table-cell office:value-type="string" calcext:value-type="string">
            <text:p>Ancestry, heritage, roots. Early foundation and environment. Mother or mothers as figure. The caretaker of the household. Comfort. Cyclic end of matters.<text:a xlink:href="https://en.wikipedia.org/wiki/House_(astrology)#cite_note-12" xlink:type="simple">[12]</text:a> </text:p>
          </table:table-cell>
        </table:table-row>
        <table:table-row table:style-name="ro6">
          <table:table-cell office:value-type="string" calcext:value-type="string">
            <text:p>5th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Nati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House of Pleasure</text:p>
          </table:table-cell>
          <table:table-cell office:value-type="string" calcext:value-type="string">
            <text:p>Recreational and leisure activities. Things which makes for enjoyment and entertainment. Games and gambling. Children. Love and romance. Creative self-expression.<text:a xlink:href="https://en.wikipedia.org/wiki/House_(astrology)#cite_note-13" xlink:type="simple">[13]</text:a> </text:p>
          </table:table-cell>
        </table:table-row>
        <table:table-row table:style-name="ro7">
          <table:table-cell office:value-type="string" calcext:value-type="string">
            <text:p>6th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Valetud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use of Health</text:p>
          </table:table-cell>
          <table:table-cell office:value-type="string" calcext:value-type="string">
            <text:p>Routine tasks and duties. Skills or training acquired. Jobs and Employments. Health and overall well-being. Service performed for others. Caretaking. Pets and small domestic animals.<text:a xlink:href="https://en.wikipedia.org/wiki/House_(astrology)#cite_note-14" xlink:type="simple">[14]</text:a> </text:p>
          </table:table-cell>
        </table:table-row>
        <table:table-row table:style-name="ro8">
          <table:table-cell office:value-type="string" calcext:value-type="string">
            <text:p>7th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Uxor</text:p>
          </table:table-cell>
          <table:table-cell office:value-type="string" calcext:value-type="string">
            <text:p>Spouse</text:p>
          </table:table-cell>
          <table:table-cell office:value-type="string" calcext:value-type="string">
            <text:p>House of Partnerships</text:p>
          </table:table-cell>
          <table:table-cell office:value-type="string" calcext:value-type="string">
            <text:p>Close, confidante-like relationships. Marriage and business partners. Agreements and treaties. Matters dealing with diplomatic relations of all kinds, including open (known) enemies. Attraction to qualities we admire from the other partner.<text:a xlink:href="https://en.wikipedia.org/wiki/House_(astrology)#cite_note-15" xlink:type="simple">[15]</text:a> </text:p>
          </table:table-cell>
        </table:table-row>
        <table:table-row table:style-name="ro9">
          <table:table-cell office:value-type="string" calcext:value-type="string">
            <text:p>8th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House of Reincarnation</text:p>
          </table:table-cell>
          <table:table-cell office:value-type="string" calcext:value-type="string">
            <text:p>Cycles of Deaths And Rebirth. Sexual relationships and deeply committed relationships of all kinds. Joint funds, finances. Other person's resource. Occult, psychic and taboo matters. Regeneration. Self-transformation.<text:a xlink:href="https://en.wikipedia.org/wiki/House_(astrology)#cite_note-16" xlink:type="simple">[16]</text:a> </text:p>
          </table:table-cell>
        </table:table-row>
        <table:table-row table:style-name="ro6">
          <table:table-cell office:value-type="string" calcext:value-type="string">
            <text:p>9th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Journeys</text:p>
          </table:table-cell>
          <table:table-cell office:value-type="string" calcext:value-type="string">
            <text:p>House of Philosophy</text:p>
          </table:table-cell>
          <table:table-cell office:value-type="string" calcext:value-type="string">
            <text:p>Foreign travel and foreign countries. Culture. Long distance travels and journeys. Religion. Law and ethics. Higher education. Knowledge. Experience through expansion.<text:a xlink:href="https://en.wikipedia.org/wiki/House_(astrology)#cite_note-17" xlink:type="simple">[17]</text:a> </text:p>
          </table:table-cell>
        </table:table-row>
        <table:table-row table:style-name="ro8">
          <table:table-cell office:value-type="string" calcext:value-type="string">
            <text:p>10th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Regn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House of Social Status</text:p>
          </table:table-cell>
          <table:table-cell office:value-type="string" calcext:value-type="string">
            <text:p>Ambitions. Motivations. Career. Status in society. Government. Authority. Father or father figure. The breadwinner of the household. One's public appearance/impression at-large (audience).<text:a xlink:href="https://en.wikipedia.org/wiki/House_(astrology)#cite_note-18" xlink:type="simple">[18]</text:a> </text:p>
          </table:table-cell>
        </table:table-row>
        <table:table-row table:style-name="ro10">
          <table:table-cell office:value-type="string" calcext:value-type="string">
            <text:p>11th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Benefacta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House of Friendships</text:p>
          </table:table-cell>
          <table:table-cell office:value-type="string" calcext:value-type="string">
            <text:p>Friends and acquaintances of like-minded attitudes. Groups, clubs and societies. Higher associations. Benefits and fortunes from career. One's hopes and wishes.<text:a xlink:href="https://en.wikipedia.org/wiki/House_(astrology)#cite_note-19" xlink:type="simple">[19]</text:a> </text:p>
          </table:table-cell>
        </table:table-row>
        <table:table-row table:style-name="ro11">
          <table:table-cell office:value-type="string" calcext:value-type="string">
            <text:p>12th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Carcer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House of Self-Undoing</text:p>
          </table:table-cell>
          <table:table-cell office:value-type="string" calcext:value-type="string">
            <text:p>Mysticism and mystery. Places of seclusion such as hospitals, prisons and institutions, including self-imposed imprisonments. Things which are not apparent to self, yet clearly seen by others. Elusive, clandestine, secretive or unbeknownst matters. Privacy, retreat, reflection, and self-sacrifice. Unconscious/subconscious, dreams. Unknown enemies.<text:a xlink:href="https://en.wikipedia.org/wiki/House_(astrology)#cite_note-20" xlink:type="simple">[20]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4:44:12.331000000</meta:creation-date>
    <dc:date>2019-04-26T14:52:02.097000000</dc:date>
    <meta:editing-duration>P0D</meta:editing-duration>
    <meta:editing-cycles>1</meta:editing-cycles>
    <meta:document-statistic meta:table-count="1" meta:cell-count="78" meta:object-count="0"/>
    <meta:generator>LibreOffice/4.1.4.2$Windows_x86 LibreOffice_project/0a0440ccc0227ad9829de5f46be37cfb6edcf72</meta:generator>
  </office:meta>
</office:document-meta>
</file>